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0cm" svg:height="9.5cm" svg:x="4cm" svg:y="4.5cm">
          <text:p text:style-name="P1"><text:span text:style-name="T1">Linguistics analyse</text:span></text:p>
          <draw:enhanced-geometry svg:viewBox="0 0 21600 21600" draw:path-stretchpoint-x="10800" draw:path-stretchpoint-y="10800" draw:text-areas="?f3 ?f4 ?f5 ?f6" draw:type="round-rectangle" draw:modifiers="2149.922239502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2cm" svg:x="0.5cm" svg:y="9cm">
          <text:p text:style-name="P2">Sentenc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4cm" svg:height="2cm" svg:x="24.5cm" svg:y="9cm">
          <text:p text:style-name="P2">Use Cas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4cm" svg:height="2cm" svg:x="4.5cm" svg:y="9.5cm">
          <text:p text:style-name="P2">Token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2cm" svg:x="9.5cm" svg:y="9.5cm">
          <text:p text:style-name="P2">Tag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2cm" svg:x="14.5cm" svg:y="9.5cm">
          <text:p text:style-name="P2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2cm" svg:x="19.5cm" svg:y="9.5cm">
          <text:p text:style-name="P2">Analyse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2cm" svg:x="19.5cm" svg:y="6.5cm">
          <text:p text:style-name="P2">Lemmat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3.5cm" svg:y1="10cm" svg:x2="4.5cm" svg:y2="10.5cm">
          <text:p/>
        </draw:line>
        <draw:line draw:style-name="gr4" draw:text-style-name="P2" draw:layer="layout" svg:x1="8.5cm" svg:y1="10.5cm" svg:x2="9.5cm" svg:y2="10.5cm">
          <text:p/>
        </draw:line>
        <draw:line draw:style-name="gr4" draw:text-style-name="P2" draw:layer="layout" svg:x1="13.5cm" svg:y1="10.5cm" svg:x2="14.5cm" svg:y2="10.5cm">
          <text:p/>
        </draw:line>
        <draw:line draw:style-name="gr4" draw:text-style-name="P2" draw:layer="layout" svg:x1="18.5cm" svg:y1="10.5cm" svg:x2="19.5cm" svg:y2="10.5cm">
          <text:p/>
        </draw:line>
        <draw:line draw:style-name="gr4" draw:text-style-name="P2" draw:layer="layout" svg:x1="21cm" svg:y1="9.5cm" svg:x2="21cm" svg:y2="8.5cm">
          <text:p/>
        </draw:line>
        <draw:line draw:style-name="gr4" draw:text-style-name="P2" draw:layer="layout" svg:x1="22cm" svg:y1="8.5cm" svg:x2="22cm" svg:y2="9.5cm">
          <text:p/>
        </draw:line>
        <draw:line draw:style-name="gr4" draw:text-style-name="P2" draw:layer="layout" svg:x1="23.5cm" svg:y1="10.5cm" svg:x2="24.5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15T22:53:09</meta:creation-date>
    <meta:editing-cycles>0</meta:editing-cycles>
    <meta:editing-duration>PT00H00M00S</meta:editing-duration>
    <meta:generator>OpenOffice.org/3.2$Win32 OpenOffice.org_project/320m19$Build-9505</meta:generator>
    <meta:document-statistic meta:object-count="15"/>
  </office:meta>
</office:document-meta>
</file>